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</office:automatic-styles>
  <office:body>
    <office:text text:use-soft-page-breaks="true">
      <text:p text:style-name="P1">How Terraform Detects AWS CLI Credentials</text:p>
      <text:p text:style-name="Normal">Terraform looks for AWS credentials in the following order:</text:p>
      <text:list text:style-name="LFO1" text:continue-numbering="true">
        <text:list-item>
          <text:p text:style-name="P2"><text:span text:style-name="T3">Environment Variables</text:span>:</text:p>
          <text:list text:continue-numbering="true">
            <text:list-item>
              <text:p text:style-name="P4">AWS_ACCESS_KEY_ID, AWS_SECRET_ACCESS_KEY, AWS_DEFAULT_REGION, etc.</text:p>
            </text:list-item>
            <text:list-item>
              <text:p text:style-name="P5">These take precedence over all other methods.</text:p>
            </text:list-item>
          </text:list>
        </text:list-item>
        <text:list-item>
          <text:p text:style-name="P6"><text:span text:style-name="T7">Shared Credentials File</text:span><text:s/>(Default):</text:p>
          <text:list text:continue-numbering="true">
            <text:list-item>
              <text:p text:style-name="P8">Located at ~/.aws/credentials.</text:p>
            </text:list-item>
            <text:list-item>
              <text:p text:style-name="P9">This file is created when you run aws configure with the AWS CLI.</text:p>
            </text:list-item>
          </text:list>
        </text:list-item>
        <text:list-item>
          <text:p text:style-name="P10"><text:span text:style-name="T11">AWS Config File</text:span>:</text:p>
          <text:list text:continue-numbering="true">
            <text:list-item>
              <text:p text:style-name="P12">Located at ~/.aws/config.</text:p>
            </text:list-item>
            <text:list-item>
              <text:p text:style-name="P13">Includes default and named profile configurations.</text:p>
            </text:list-item>
          </text:list>
        </text:list-item>
        <text:list-item>
          <text:p text:style-name="P14"><text:span text:style-name="T15">IAM Role for EC2</text:span>:</text:p>
          <text:list text:continue-numbering="true">
            <text:list-item>
              <text:p text:style-name="P16">If Terraform is running from an EC2 instance, it can use the instance profile attached to the instance.</text:p>
            </text:list-item>
          </text:list>
        </text:list-item>
        <text:list-item>
          <text:p text:style-name="P17"><text:span text:style-name="T18">Default Chain Behavior</text:span>:</text:p>
          <text:list text:continue-numbering="true">
            <text:list-item>
              <text:p text:style-name="P19">If none of the above are configured, Terraform fails with an error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tian Schaefer</meta:initial-creator>
    <dc:creator>Christian Schaefer</dc:creator>
    <meta:creation-date>2024-12-08T16:40:00Z</meta:creation-date>
    <dc:date>2024-12-08T16:42:00Z</dc:date>
    <meta:template xlink:href="Normal.dotm" xlink:type="simple"/>
    <meta:editing-cycles>1</meta:editing-cycles>
    <meta:editing-duration>PT0S</meta:editing-duration>
    <meta:document-statistic meta:page-count="1" meta:paragraph-count="1" meta:word-count="101" meta:character-count="678" meta:row-count="4" meta:non-whitespace-character-count="578"/>
  </office:meta>
</office:document-meta>
</file>